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0DA0000008A8B4D670D.eps" manifest:media-type=""/>
  <manifest:file-entry manifest:full-path="Pictures/20000002000000DA0000008A775207CC.eps" manifest:media-type=""/>
  <manifest:file-entry manifest:full-path="Pictures/20000002000000DA0000009720C54634.eps" manifest:media-type=""/>
  <manifest:file-entry manifest:full-path="Pictures/20000002000000DB00000097756FCCE0.eps" manifest:media-type=""/>
  <manifest:file-entry manifest:full-path="Pictures/20000002000000DB00000097CE89881D.eps" manifest:media-type=""/>
  <manifest:file-entry manifest:full-path="Pictures/20000002000000D100000097CA4F0622.eps" manifest:media-type=""/>
  <manifest:file-entry manifest:full-path="Pictures/20000002000000DA000000977CD931E5.eps" manifest:media-type=""/>
  <manifest:file-entry manifest:full-path="Pictures/20000002000000DA0000008A7EFC9056.eps" manifest:media-type=""/>
  <manifest:file-entry manifest:full-path="Pictures/20000002000000D700000097D97A197D.eps" manifest:media-type=""/>
  <manifest:file-entry manifest:full-path="Pictures/20000002000000DE000000976D206CBA.eps" manifest:media-type=""/>
  <manifest:file-entry manifest:full-path="Pictures/1000020100000245000001D603D7E083.png" manifest:media-type="image/png"/>
  <manifest:file-entry manifest:full-path="Pictures/100002000000004400000024D155BB64.gif" manifest:media-type="image/gif"/>
  <manifest:file-entry manifest:full-path="Pictures/20000002000000D100000097376EDB91.eps" manifest:media-type=""/>
  <manifest:file-entry manifest:full-path="Pictures/20000002000000DA0000008A02A7866E.eps" manifest:media-type=""/>
  <manifest:file-entry manifest:full-path="Pictures/TablePreview2.svm" manifest:media-type=""/>
  <manifest:file-entry manifest:full-path="Pictures/20000002000000DE00000097178F7AB1.eps" manifest:media-type=""/>
  <manifest:file-entry manifest:full-path="Pictures/20000002000000D700000097B4AC835D.eps" manifest:media-type=""/>
  <manifest:file-entry manifest:full-path="Pictures/20000002000000DA0000008ACBA44049.eps" manifest:media-type=""/>
  <manifest:file-entry manifest:full-path="Pictures/TablePreview1.svm" manifest:media-type=""/>
  <manifest:file-entry manifest:full-path="Pictures/20000002000000D100000097A8FEA084.eps" manifest:media-type=""/>
  <manifest:file-entry manifest:full-path="Pictures/20000002000000DB00000097DF1F19EB.eps" manifest:media-type=""/>
  <manifest:file-entry manifest:full-path="Pictures/20000002000000D500000093B70D1A42.eps" manifest:media-type=""/>
  <manifest:file-entry manifest:full-path="Pictures/20000002000000D80000009731DDA6E5.eps" manifest:media-type="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2cm" svg:stroke-color="#6666ff" draw:marker-start-width="0.509cm" draw:marker-end-width="0.509cm" draw:fill="none" draw:fill-color="#ffffff" draw:auto-grow-height="true" draw:auto-grow-width="false" fo:max-height="0cm" fo:min-height="0cm" fo:padding-top="0.176cm" fo:padding-bottom="0.176cm" fo:padding-left="0.301cm" fo:padding-right="0.301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452cm"/>
    </style:style>
    <style:style style:name="gr5" style:family="graphic" style:parent-style-name="standard">
      <style:graphic-properties svg:stroke-width="0.102cm" svg:stroke-color="#ff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ff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483cm" style:use-optimal-column-width="false"/>
    </style:style>
    <style:style style:name="co2" style:family="table-column">
      <style:table-column-properties style:column-width="4.497cm" style:use-optimal-column-width="false"/>
    </style:style>
    <style:style style:name="co3" style:family="table-column">
      <style:table-column-properties style:column-width="4.495cm" style:use-optimal-column-width="false"/>
    </style:style>
    <style:style style:name="ro1" style:family="table-row">
      <style:table-row-properties style:row-height="4.378cm"/>
    </style:style>
    <style:style style:name="ro2" style:family="table-row">
      <style:table-row-properties style:row-height="3.641cm"/>
    </style:style>
    <style:style style:name="ro3" style:family="table-row">
      <style:table-row-properties style:row-height="3.65cm"/>
    </style:style>
    <style:style style:name="ro4" style:family="table-row">
      <style:table-row-properties style:row-height="3.995cm"/>
    </style:style>
    <style:style style:name="ro5" style:family="table-row">
      <style:table-row-properties style:row-height="3.323cm"/>
    </style:style>
    <style:style style:name="ro6" style:family="table-row">
      <style:table-row-properties style:row-height="3.331cm"/>
    </style:style>
    <style:style style:name="ce1" style:family="table-cell">
      <style:graphic-properties style:repeat="repeat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style:graphic-properties style:repeat="repeat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style:repeat="repeat"/>
      <style:paragraph-properties fo:text-align="center"/>
      <style:text-properties fo:font-size="25pt" style:font-size-asian="25pt" style:font-size-complex="25pt"/>
    </style:style>
    <style:style style:name="ce4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3pt" style:font-size-asian="23pt" style:font-size-complex="23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style:text-properties fo:font-size="30pt" style:font-size-asian="30pt" style:font-size-complex="30pt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P7" style:family="paragraph">
      <style:text-properties fo:font-size="25pt"/>
    </style:style>
    <style:style style:name="T1" style:family="text">
      <style:text-properties fo:font-size="23pt"/>
    </style:style>
    <style:style style:name="T2" style:family="text">
      <style:text-properties fo:font-size="25pt" fo:font-weight="bold" style:font-size-asian="25pt" style:font-weight-asian="bold" style:font-size-complex="25pt" style:font-weight-complex="bold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style:text-position="-33% 58%" fo:font-size="40pt" style:font-size-asian="40pt" style:font-size-complex="40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style:text-position="-33% 58%" fo:font-size="40pt" fo:font-weight="bold" style:font-size-asian="40pt" style:font-weight-asian="bold" style:font-size-complex="40pt" style:font-weight-complex="bold"/>
    </style:style>
    <style:style style:name="T7" style:family="text">
      <style:text-properties style:text-position="0% 100%"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3pt" style:font-size-asian="23pt" style:font-size-complex="23pt"/>
    </style:style>
    <style:style style:name="T10" style:family="text">
      <style:text-properties style:text-position="-33% 58%" fo:font-size="30pt" style:font-size-asian="30pt" style:font-size-complex="30pt"/>
    </style:style>
    <style:style style:name="T11" style:family="text">
      <style:text-properties style:text-position="0% 100%" fo:font-size="30pt" style:font-size-asian="30pt" style:font-size-complex="30pt"/>
    </style:style>
    <style:style style:name="T12" style:family="text">
      <style:text-properties style:text-position="-33% 58%" fo:font-size="23pt" style:font-size-asian="23pt" style:font-size-complex="23pt"/>
    </style:style>
    <style:style style:name="T13" style:family="text">
      <style:text-properties style:text-position="-33% 58%" fo:font-size="25pt" style:font-size-asian="25pt" style:font-size-complex="25pt"/>
    </style:style>
    <style:style style:name="T14" style:family="text">
      <style:text-properties fo:font-size="30pt" style:font-size-asian="30pt" style:font-size-complex="30pt"/>
    </style:style>
    <style:style style:name="T15" style:family="text">
      <style:text-properties style:text-position="0% 100%" fo:font-size="23pt" style:font-size-asian="23pt" style:font-size-complex="23pt"/>
    </style:style>
    <style:style style:name="T16" style:family="text">
      <style:text-properties style:text-position="0% 100%" fo:font-size="23pt" fo:font-weight="bold" style:font-size-asian="23pt" style:font-weight-asian="bold" style:font-size-complex="23pt" style:font-weight-complex="bold"/>
    </style:style>
    <style:style style:name="T17" style:family="text">
      <style:text-properties fo:font-size="18pt"/>
    </style:style>
    <style:style style:name="T18" style:family="text">
      <style:text-properties fo:color="#6666ff" fo:font-size="25pt" style:font-size-asian="25pt" style:font-size-complex="25pt"/>
    </style:style>
    <style:style style:name="T19" style:family="text">
      <style:text-properties style:text-position="-33% 58%"/>
    </style:style>
    <style:style style:name="T20" style:family="text">
      <style:text-properties style:text-position="0% 100%"/>
    </style:style>
    <style:style style:name="T2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80000009731DDA6E5.eps" xlink:type="simple" xlink:show="embed" xlink:actuate="onLoad">
            <text:p/>
          </draw:image>
        </draw:frame>
        <draw:frame draw:style-name="gr2" draw:text-style-name="P2" draw:layer="layout" svg:width="18.988cm" svg:height="2.175cm" svg:x="6.078cm" svg:y="17.807cm">
          <draw:text-box>
            <text:p><text:span text:style-name="T1">Aumentar N o vd disminuye el te/N (para el régimen de altas presiones 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500000093B70D1A42.eps" xlink:type="simple" xlink:show="embed" xlink:actuate="onLoad">
            <text:p/>
          </draw:image>
        </draw:frame>
        <draw:frame draw:style-name="gr4" draw:text-style-name="P3" draw:layer="layout" svg:width="10.16cm" svg:height="5.206cm" svg:x="10.414cm" svg:y="1.016cm">
          <draw:text-box>
            <text:list text:style-name="L2">
              <text:list-item>
                <text:p><text:span text:style-name="T2">Recinto de 20mx20m <text:s/></text:span></text:p>
              </text:list-item>
              <text:list-item>
                <text:p><text:span text:style-name="T2">225 individuos</text:span></text:p>
              </text:list-item>
              <text:list-item>
                <text:p><text:span text:style-name="T2"><text:s/></text:span><text:span text:style-name="T2">1 puerta de 2.4 m</text:span></text:p>
              </text:list-item>
            </text:list>
            <text:p><text:span text:style-name="T3"/></text:p>
            <text:p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145cm" svg:height="13.716cm" svg:x="5.934cm" svg:y="4.518cm">
          <draw:image xlink:href="Pictures/20000002000000D500000093B70D1A42.eps" xlink:type="simple" xlink:show="embed" xlink:actuate="onLoad">
            <text:p/>
          </draw:image>
        </draw:frame>
        <draw:custom-shape draw:style-name="gr5" draw:text-style-name="P1" draw:layer="layout" svg:width="0.92cm" svg:height="0.909cm" draw:transform="rotate (-0.00296705972839042) translate (11.018cm 12.8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92cm" svg:height="0.909cm" draw:transform="rotate (-0.00296705972839042) translate (19.518cm 12.8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92cm" svg:height="0.909cm" draw:transform="rotate (-0.00296705972839042) translate (12.818cm 9.4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6.28cm" svg:height="2.168cm" svg:x="6.58cm" svg:y="2.048cm">
          <draw:text-box>
            <text:p><text:span text:style-name="T3">t</text:span><text:span text:style-name="T4">e</text:span><text:span text:style-name="T3"> (vd=2.5 m/s) = t</text:span><text:span text:style-name="T4">e</text:span><text:span text:style-name="T3"> (vd=10 m/s) = 26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standard" draw:layer="layout" svg:width="26.923cm" svg:height="15.309cm" svg:x="0.508cm" svg:y="3.2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5">V</text:span><text:span text:style-name="T6">d </text:span><text:span text:style-name="T7">(m/s)</text:span></text:p>
              </table:table-cell>
              <table:table-cell>
                <text:p text:style-name="P1"><text:span text:style-name="T5">t</text:span><text:span text:style-name="T6">e</text:span><text:span text:style-name="T7">(s)</text:span></text:p>
              </table:table-cell>
              <table:table-cell>
                <text:p text:style-name="P1"><text:span text:style-name="T5">Vida media BC (s)</text:span></text:p>
              </table:table-cell>
              <table:table-cell>
                <text:p text:style-name="P1"><text:span text:style-name="T5">Tamaño medio BC</text:span></text:p>
              </table:table-cell>
              <table:table-cell>
                <text:p text:style-name="P1"><text:span text:style-name="T5">Proba BC (%)</text:span></text:p>
              </table:table-cell>
              <table:table-cell table:style-name="ce2">
                <text:p><text:span text:style-name="T8">Presion BC x1000 (N/m) 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3">2,5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29 ± 0.39 </text:span></text:p>
              </table:table-cell>
              <table:table-cell>
                <text:p text:style-name="P1"><text:span text:style-name="T3">9.1 ± 1.4 </text:span></text:p>
              </table:table-cell>
              <table:table-cell>
                <text:p text:style-name="P1"><text:span text:style-name="T3">39</text:span></text:p>
              </table:table-cell>
              <table:table-cell table:style-name="ce4">
                <text:p text:style-name="P1"><text:span text:style-name="T3">5.8 ± 1.6 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3">4</text:span></text:p>
              </table:table-cell>
              <table:table-cell>
                <text:p text:style-name="P1"><text:span text:style-name="T3">36</text:span></text:p>
              </table:table-cell>
              <table:table-cell>
                <text:p text:style-name="P1"><text:span text:style-name="T3">0.40 ± 0.50</text:span></text:p>
              </table:table-cell>
              <table:table-cell>
                <text:p text:style-name="P1"><text:span text:style-name="T3">9.5 ± 3.0</text:span></text:p>
              </table:table-cell>
              <table:table-cell>
                <text:p text:style-name="P1"><text:span text:style-name="T3">68</text:span></text:p>
              </table:table-cell>
              <table:table-cell table:style-name="ce4">
                <text:p text:style-name="P1"><text:span text:style-name="T3">8.5 ± 2.5 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3">10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42 ± 0.43 </text:span></text:p>
              </table:table-cell>
              <table:table-cell>
                <text:p text:style-name="P1"><text:span text:style-name="T3">15.4 ± 9.3 </text:span></text:p>
              </table:table-cell>
              <table:table-cell>
                <text:p text:style-name="P1"><text:span text:style-name="T3">73</text:span></text:p>
              </table:table-cell>
              <table:table-cell table:style-name="ce4">
                <text:p text:style-name="P1"><text:span text:style-name="T3">17.6 ± 7.2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26.222cm" svg:height="2.896cm" svg:x="1.078cm" svg:y="17.807cm">
          <draw:text-box>
            <text:p><text:span text:style-name="T9">A pesar de tener igual t</text:span><text:span text:style-name="T10">e</text:span><text:span text:style-name="T11">,</text:span><text:span text:style-name="T10"> </text:span><text:span text:style-name="T9">para v</text:span><text:span text:style-name="T12">d</text:span><text:span text:style-name="T9">=10 m/s hay más proba BC y tiempo de vida de BC que v</text:span><text:span text:style-name="T12">d</text:span><text:span text:style-name="T9">=2.5 m/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6.222cm" svg:height="2.896cm" svg:x="1.078cm" svg:y="17.807cm">
          <draw:text-box>
            <text:p><text:span text:style-name="T9">A pesar de tener igual t</text:span><text:span text:style-name="T10">e</text:span><text:span text:style-name="T11">,</text:span><text:span text:style-name="T10"> </text:span><text:span text:style-name="T9">para v</text:span><text:span text:style-name="T12">d</text:span><text:span text:style-name="T9">=10 m/s hay más proba BC y tiempo de vida de BC que v</text:span><text:span text:style-name="T12">d</text:span><text:span text:style-name="T9">=2.5 m/s</text:span></text:p>
          </draw:text-box>
        </draw:frame>
        <draw:frame draw:style-name="standard" draw:layer="layout" svg:width="26.925cm" svg:height="13.971cm" svg:x="0.509cm" svg:y="3.2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4" table:default-cell-style-name="ce1">
              <table:table-cell>
                <text:p text:style-name="P1"><text:span text:style-name="T5">V</text:span><text:span text:style-name="T6">d </text:span><text:span text:style-name="T7">(m/s)</text:span></text:p>
              </table:table-cell>
              <table:table-cell>
                <text:p text:style-name="P1"><text:span text:style-name="T5">t</text:span><text:span text:style-name="T6">e</text:span><text:span text:style-name="T7">(s)</text:span></text:p>
              </table:table-cell>
              <table:table-cell>
                <text:p text:style-name="P1"><text:span text:style-name="T5">Vida media BC (s)</text:span></text:p>
              </table:table-cell>
              <table:table-cell>
                <text:p text:style-name="P1"><text:span text:style-name="T5">Tamaño medio BC</text:span></text:p>
              </table:table-cell>
              <table:table-cell>
                <text:p text:style-name="P1"><text:span text:style-name="T5">Proba BC (%)</text:span></text:p>
              </table:table-cell>
              <table:table-cell table:style-name="ce2">
                <text:p><text:span text:style-name="T8">Presion BC x1000 (N/m) 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3">2,5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29 ± 0.39 </text:span></text:p>
              </table:table-cell>
              <table:table-cell>
                <text:p text:style-name="P1"><text:span text:style-name="T3">9.1 ± 1.4 </text:span></text:p>
              </table:table-cell>
              <table:table-cell>
                <text:p text:style-name="P1"><text:span text:style-name="T3">39</text:span></text:p>
              </table:table-cell>
              <table:table-cell table:style-name="ce4">
                <text:p text:style-name="P1"><text:span text:style-name="T3">5.8 ± 1.6 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3">4</text:span></text:p>
              </table:table-cell>
              <table:table-cell>
                <text:p text:style-name="P1"><text:span text:style-name="T3">36</text:span></text:p>
              </table:table-cell>
              <table:table-cell>
                <text:p text:style-name="P1"><text:span text:style-name="T3">0.40 ± 0.50</text:span></text:p>
              </table:table-cell>
              <table:table-cell>
                <text:p text:style-name="P1"><text:span text:style-name="T3">9.5 ± 3.0</text:span></text:p>
              </table:table-cell>
              <table:table-cell>
                <text:p text:style-name="P1"><text:span text:style-name="T3">68</text:span></text:p>
              </table:table-cell>
              <table:table-cell table:style-name="ce4">
                <text:p text:style-name="P1"><text:span text:style-name="T3">8.5 ± 2.5 </text:span></text:p>
              </table:table-cell>
            </table:table-row>
            <table:table-row table:style-name="ro6" table:default-cell-style-name="ce3">
              <table:table-cell>
                <text:p text:style-name="P1"><text:span text:style-name="T3">10</text:span></text:p>
              </table:table-cell>
              <table:table-cell>
                <text:p text:style-name="P1"><text:span text:style-name="T3">26</text:span></text:p>
              </table:table-cell>
              <table:table-cell>
                <text:p text:style-name="P1"><text:span text:style-name="T3">0.42 ± 0.43 </text:span></text:p>
              </table:table-cell>
              <table:table-cell>
                <text:p text:style-name="P1"><text:span text:style-name="T3">15.4 ± 9.3 </text:span></text:p>
              </table:table-cell>
              <table:table-cell>
                <text:p text:style-name="P1"><text:span text:style-name="T3">73</text:span></text:p>
              </table:table-cell>
              <table:table-cell table:style-name="ce4">
                <text:p text:style-name="P1"><text:span text:style-name="T3">17.6 ± 7.2 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" draw:text-style-name="P1" draw:layer="layout" svg:width="27.421cm" svg:height="2.428cm" svg:x="0.578cm" svg:y="7.2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7.421cm" svg:height="2.586cm" svg:x="0.578cm" svg:y="13.9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E00000097178F7AB1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E000000976D206CBA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7" draw:text-style-name="P4" draw:layer="layout" svg:width="17.78cm" svg:height="1.436cm" svg:x="7.112cm" svg:y="1.27cm">
          <draw:text-box>
            <text:p><text:span text:style-name="T14">Distribucion de tamaño de BC</text:span></text:p>
          </draw:text-box>
        </draw:frame>
        <draw:frame draw:style-name="gr2" draw:text-style-name="P2" draw:layer="layout" svg:width="26.222cm" svg:height="2.175cm" svg:x="1.078cm" svg:y="17.807cm">
          <draw:text-box>
            <text:p><text:span text:style-name="T1">La distribución del tamaño de BC cambia mucho a pesar de tener igual tiempo de evac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700000097B4AC835D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700000097D97A197D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7" draw:text-style-name="P4" draw:layer="layout" svg:width="17.78cm" svg:height="1.436cm" svg:x="7.112cm" svg:y="1.27cm">
          <draw:text-box>
            <text:p text:style-name="P1"><text:span text:style-name="T14">Isobaras</text:span></text:p>
          </draw:text-box>
        </draw:frame>
        <draw:frame draw:style-name="gr2" draw:text-style-name="P2" draw:layer="layout" svg:width="18.988cm" svg:height="1.264cm" svg:x="6.078cm" svg:y="17.807cm">
          <draw:text-box>
            <text:p><text:span text:style-name="T1">Para vd=10m/s hay mayores valores de pres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100000097376EDB91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100000097A8FEA084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2" draw:text-style-name="P2" draw:layer="layout" svg:width="26.222cm" svg:height="2.368cm" svg:x="1.178cm" svg:y="16.607cm">
          <draw:text-box>
            <text:p><text:span text:style-name="T9">Aumentar la V</text:span><text:span text:style-name="T12">d </text:span><text:span text:style-name="T15">aumenta la cantidad de individuos en cada “</text:span><text:span text:style-name="T16">avalancha</text:span><text:span text:style-name="T15">”</text:span></text:p>
          </draw:text-box>
        </draw:frame>
        <draw:frame draw:style-name="gr7" draw:layer="layout" svg:width="6.858cm" svg:height="0.962cm" svg:x="10.318cm" svg:y="19.412cm">
          <draw:text-box>
            <text:p>tau_sample = 0.15 s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7.978cm" svg:y="4.826cm">
          <draw:image xlink:href="Pictures/20000002000000D100000097CA4F0622.eps" xlink:type="simple" xlink:show="embed" xlink:actuate="onLoad">
            <text:p/>
          </draw:image>
        </draw:frame>
        <draw:frame draw:style-name="gr7" draw:text-style-name="P3" draw:layer="layout" svg:width="4.178cm" svg:height="1.452cm" svg:x="12.84cm" svg:y="3.048cm">
          <draw:text-box>
            <text:p><text:span text:style-name="T3">V</text:span><text:span text:style-name="T13">d</text:span><text:span text:style-name="T3">=4 m/s</text:span></text:p>
          </draw:text-box>
        </draw:frame>
        <draw:frame draw:style-name="gr7" draw:layer="layout" svg:width="6.858cm" svg:height="0.962cm" svg:x="10.318cm" svg:y="19.412cm">
          <draw:text-box>
            <text:p>tau_sample = 0.15 s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B00000097CE89881D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B00000097756FCCE0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2" draw:text-style-name="P2" draw:layer="layout" svg:width="26.222cm" svg:height="2.175cm" svg:x="1.178cm" svg:y="16.607cm">
          <draw:text-box>
            <text:p><text:span text:style-name="T9">Tau = intervalo de tiempo de integración. </text:span></text:p>
            <text:p><text:span text:style-name="T9">Burst = conjunto de individuos que salen ininterrumpidamente. </text:span></text:p>
          </draw:text-box>
        </draw:frame>
        <draw:frame draw:style-name="gr7" draw:text-style-name="P6" draw:layer="layout" svg:width="6.858cm" svg:height="0.962cm" svg:x="10.318cm" svg:y="19.412cm">
          <draw:text-box>
            <text:p><text:span text:style-name="T17">tau_sample = 0.15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7.978cm" svg:y="4.826cm">
          <draw:image xlink:href="Pictures/20000002000000DB00000097DF1F19EB.eps" xlink:type="simple" xlink:show="embed" xlink:actuate="onLoad">
            <text:p/>
          </draw:image>
        </draw:frame>
        <draw:frame draw:style-name="gr7" draw:text-style-name="P3" draw:layer="layout" svg:width="4.178cm" svg:height="1.452cm" svg:x="12.84cm" svg:y="3.048cm">
          <draw:text-box>
            <text:p><text:span text:style-name="T3">V</text:span><text:span text:style-name="T13">d</text:span><text:span text:style-name="T3">=4 m/s</text:span></text:p>
          </draw:text-box>
        </draw:frame>
        <draw:frame draw:style-name="gr7" draw:text-style-name="P6" draw:layer="layout" svg:width="6.858cm" svg:height="0.962cm" svg:x="10.318cm" svg:y="19.412cm">
          <draw:text-box>
            <text:p><text:span text:style-name="T17">tau_sample = 0.15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A000000977CD931E5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A0000009720C54634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draw:frame draw:style-name="gr2" draw:text-style-name="P2" draw:layer="layout" svg:width="26.222cm" svg:height="2.368cm" svg:x="1.178cm" svg:y="16.607cm">
          <draw:text-box>
            <text:p><text:span text:style-name="T9">Aumentar la V</text:span><text:span text:style-name="T12">d </text:span><text:span text:style-name="T15">aumenta la cantidad de individuos en cada “</text:span><text:span text:style-name="T16">avalancha</text:span><text:span text:style-name="T15">”</text:span></text:p>
          </draw:text-box>
        </draw:frame>
        <draw:frame draw:style-name="gr7" draw:text-style-name="P6" draw:layer="layout" svg:width="6.858cm" svg:height="0.962cm" svg:x="10.318cm" svg:y="19.412cm">
          <draw:text-box>
            <text:p><text:span text:style-name="T17">tau_sample = 0.15 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8" draw:layer="layout" svg:width="19.666cm" svg:height="2.664cm" svg:x="5.08cm" svg:y="2.54cm">
          <draw:text-box>
            <text:p><text:span text:style-name="T18">Observable a considerar: Flujo de avalancha</text:span></text:p>
            <text:p/>
            <text:p/>
          </draw:text-box>
        </draw:frame>
        <draw:frame draw:style-name="gr1" draw:text-style-name="P1" draw:layer="layout" svg:width="3.661cm" svg:height="2.022cm" svg:x="5.765cm" svg:y="6.468cm">
          <draw:image xlink:href="Pictures/100002000000004400000024D155BB64.gif" xlink:type="simple" xlink:show="embed" xlink:actuate="onLoad">
            <text:p/>
          </draw:image>
        </draw:frame>
        <draw:frame draw:style-name="gr7" draw:layer="layout" svg:width="17.78cm" svg:height="7.412cm" svg:x="5.334cm" svg:y="10.668cm">
          <draw:text-box>
            <text:p>J<text:span text:style-name="T10">i </text:span><text:span text:style-name="T19"><text:s/>:</text:span><text:span text:style-name="T20"> flujo de la i-esima avalancha</text:span></text:p>
            <text:p><text:span text:style-name="T20"/></text:p>
            <text:p><text:span text:style-name="T20">n</text:span><text:span text:style-name="T10">i</text:span><text:span text:style-name="T20"> : cantidad de individuos que sale en la i-esima avalancha</text:span></text:p>
            <text:p><text:span text:style-name="T20"/></text:p>
            <text:p><text:span text:style-name="T20">t</text:span><text:span text:style-name="T10">i</text:span><text:span text:style-name="T20">: Duracion de la avalancha</text:span></text:p>
            <text:p><text:span text:style-name="T20"/></text:p>
            <text:p><text:span text:style-name="T20"/></text:p>
          </draw:text-box>
        </draw:frame>
        <draw:frame draw:style-name="gr7" draw:layer="layout" svg:width="20.066cm" svg:height="0.962cm" svg:x="4.68cm" svg:y="4.572cm">
          <draw:text-box>
            <text:p><text:span text:style-name="T21">Avalancha:</text:span> Lo que ocurre entre blocking cluster y blocking cluster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9" draw:text-style-name="P3" draw:layer="layout" svg:width="21.59cm" svg:height="4.064cm" svg:x="3.872cm" svg:y="1.686cm">
          <draw:text-box>
            <text:p><text:span text:style-name="T3">¿ Por qué para vd &gt; 6 m/s el te disminuye ?</text:span></text:p>
            <text:p><text:span text:style-name="T3"/></text:p>
            <text:p><text:span text:style-name="T3">Hip: Porque para vd &gt; 6 m/s la Fd le “gana” a la Fg</text:span></text:p>
          </draw:text-box>
        </draw:frame>
        <draw:frame draw:style-name="gr1" draw:text-style-name="P1" draw:layer="layout" svg:width="15.371cm" svg:height="12.434cm" svg:x="5.144cm" svg:y="6.618cm">
          <draw:image xlink:href="Pictures/1000020100000245000001D603D7E083.png" xlink:type="simple" xlink:show="embed" xlink:actuate="onLoad">
            <text:p/>
          </draw:image>
        </draw:frame>
        <draw:frame draw:style-name="gr7" draw:layer="layout" svg:width="14.576cm" svg:height="1.673cm" svg:x="4.728cm" svg:y="4.939cm">
          <draw:text-box>
            <text:p>Morphological and dynamical aspects of the room</text:p>
            <text:p>evacuation process C.O. Dorso <text:s/>2007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A0000008A7EFC9056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A0000008A775207CC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2.5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10 m/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6.778cm" svg:y="4.826cm">
          <draw:image xlink:href="Pictures/20000002000000DA0000008ACBA44049.eps" xlink:type="simple" xlink:show="embed" xlink:actuate="onLoad">
            <text:p/>
          </draw:image>
        </draw:frame>
        <draw:frame draw:style-name="gr7" draw:text-style-name="P3" draw:layer="layout" svg:width="6.128cm" svg:height="1.452cm" svg:x="11.684cm" svg:y="3.048cm">
          <draw:text-box>
            <text:p text:style-name="P7"><text:span text:style-name="T3">V</text:span><text:span text:style-name="T13">d</text:span><text:span text:style-name="T3">=4 m/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716cm" svg:height="11.481cm" svg:x="0.378cm" svg:y="4.826cm">
          <draw:image xlink:href="Pictures/20000002000000DA0000008A02A7866E.eps" xlink:type="simple" xlink:show="embed" xlink:actuate="onLoad">
            <text:p/>
          </draw:image>
        </draw:frame>
        <draw:frame draw:style-name="gr1" draw:text-style-name="P1" draw:layer="layout" svg:width="13.716cm" svg:height="11.481cm" svg:x="14.078cm" svg:y="4.827cm">
          <draw:image xlink:href="Pictures/20000002000000DA0000008A8B4D670D.eps" xlink:type="simple" xlink:show="embed" xlink:actuate="onLoad">
            <text:p/>
          </draw:image>
        </draw:frame>
        <draw:frame draw:style-name="gr7" draw:text-style-name="P3" draw:layer="layout" svg:width="6.128cm" svg:height="1.452cm" svg:x="4.54cm" svg:y="3.048cm">
          <draw:text-box>
            <text:p><text:span text:style-name="T3">V</text:span><text:span text:style-name="T13">d</text:span><text:span text:style-name="T3">= 3 m/s</text:span></text:p>
          </draw:text-box>
        </draw:frame>
        <draw:frame draw:style-name="gr7" draw:text-style-name="P3" draw:layer="layout" svg:width="6.052cm" svg:height="1.452cm" svg:x="18.84cm" svg:y="3.049cm">
          <draw:text-box>
            <text:p><text:span text:style-name="T3">V</text:span><text:span text:style-name="T13">d</text:span><text:span text:style-name="T3">= 5 m/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3T19:59:57.117200872</meta:creation-date>
    <dc:date>2017-01-30T17:58:04.534733071</dc:date>
    <meta:editing-duration>PT4H6M49S</meta:editing-duration>
    <meta:editing-cycles>24</meta:editing-cycles>
    <meta:generator>LibreOffice/4.2.8.2$Linux_X86_64 LibreOffice_project/420m0$Build-2</meta:generator>
    <meta:document-statistic meta:object-count="123"/>
  </office:meta>
</office:document-meta>
</file>